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A000000EB8ACF8904EB0A656A.jpg" manifest:media-type="image/jpeg"/>
  <manifest:file-entry manifest:full-path="Pictures/10000001000000BD00000057905259342481DABA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999999" loext:opacity="100%" style:text-line-through-style="none" style:text-line-through-type="none" style:text-position="0% 100%" style:font-name="Liberation Sans" fo:font-size="4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style-name="gr1" draw:text-style-name="P1" draw:layer="layout" svg:width="7.725cm" svg:height="3.556cm" svg:x="11.071cm" svg:y="14.986cm">
          <draw:image xlink:href="Pictures/10000001000000BD00000057905259342481DABA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8ACF8904EB0A656A.jpg" xlink:type="simple" xlink:show="embed" xlink:actuate="onLoad" draw:mime-type="image/jpeg">
            <text:p/>
          </draw:image>
        </draw:frame>
        <draw:frame draw:name="Title 3" presentation:style-name="pr1" draw:text-style-name="P3" draw:layer="layout" svg:width="23.211cm" svg:height="4.267cm" svg:x="2.443cm" svg:y="5.639cm" presentation:class="title">
          <draw:text-box>
            <text:p text:style-name="P2"><text:span text:style-name="T1">Programming in Network</text:span></text:p>
            <text:p text:style-name="P2"><text:span text:style-name="T1">Environments</text:span></text:p>
          </draw:text-box>
        </draw:frame>
        <draw:frame draw:name="Title 4" presentation:style-name="pr1" draw:text-style-name="P3" draw:layer="layout" svg:width="6.858cm" svg:height="2.533cm" svg:x="20.066cm" svg:y="15.501cm" presentation:class="title">
          <draw:text-box>
            <text:p text:style-name="P2"><text:span text:style-name="T2">Course </text:span><text:span text:style-name="T2"><text:line-break/></text:span><text:span text:style-name="T2">2022-2023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Programming in Network Environments</dc:title>
    <meta:initial-creator>Rafael Villen Galera</meta:initial-creator>
    <meta:creation-date>2016-09-12T08:43:18Z</meta:creation-date>
    <dc:date>2022-06-12T13:13:18.719000000</dc:date>
    <meta:print-date>2017-10-04T10:42:29Z</meta:print-date>
    <meta:editing-cycles>496</meta:editing-cycles>
    <meta:editing-duration>PT7H1M39S</meta:editing-duration>
    <meta:document-statistic meta:object-count="154"/>
  </office:meta>
</office:document-meta>
</file>